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BeansXPath.selectNodes( Object nod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XBeansXPath.getUnderlyingNode( VirtualNode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BeansXPath.XBeansXPath( String path , String contextVar , Map namespaceMap , String default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BeansXPath.selectPath( Objec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